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210000016F266231DA.jpg"/>
  <manifest:file-entry manifest:media-type="image/jpeg" manifest:full-path="Pictures/10000000000001B5000001CADA8A1581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Nimbus Roman No9 L" fo:font-size="13pt" style:text-underline-style="solid" style:text-underline-width="auto" style:text-underline-color="font-color" fo:font-weight="bold" style:font-size-asian="13pt" style:font-weight-asian="bold" style:font-name-complex="Nimbus Roman No9 L" style:font-size-complex="13pt"/>
    </style:style>
    <style:style style:name="P3" style:family="paragraph" style:parent-style-name="Standard">
      <style:paragraph-properties fo:line-height="0.6cm" fo:text-align="justify" style:justify-single-word="false"/>
      <style:text-properties style:font-name="Nimbus Roman No9 L" fo:font-size="13pt" style:font-size-asian="13pt" style:font-name-complex="Nimbus Roman No9 L" style:font-size-complex="13pt"/>
    </style:style>
    <style:style style:name="P4" style:family="paragraph" style:parent-style-name="Standard">
      <style:paragraph-properties fo:line-height="0.635cm" fo:text-align="center" style:justify-single-word="false"/>
      <style:text-properties style:font-name="Nimbus Roman No9 L" fo:font-size="13pt" style:font-size-asian="13pt" style:font-name-complex="Nimbus Roman No9 L" style:font-size-complex="13pt"/>
    </style:style>
    <style:style style:name="P5" style:family="paragraph" style:parent-style-name="Standard">
      <style:paragraph-properties fo:text-align="center" style:justify-single-word="false"/>
      <style:text-properties style:font-name="Nimbus Roman No9 L" fo:font-size="13pt" fo:language="es" fo:country="MX" fo:font-weight="bold" style:font-size-asian="13pt" style:font-weight-asian="bold" style:font-name-complex="Nimbus Roman No9 L" style:font-size-complex="13pt"/>
    </style:style>
    <style:style style:name="P6" style:family="paragraph" style:parent-style-name="Standard">
      <style:paragraph-properties fo:text-align="center" style:justify-single-word="false"/>
      <style:text-properties style:font-name="Nimbus Roman No9 L" fo:font-size="8pt" style:font-size-asian="8pt" style:font-name-complex="Nimbus Roman No9 L" style:font-size-complex="8pt"/>
    </style:style>
    <style:style style:name="P7" style:family="paragraph" style:parent-style-name="Standard">
      <style:paragraph-properties fo:line-height="0.6cm" fo:text-align="justify" style:justify-single-word="false"/>
    </style:style>
    <style:style style:name="P8" style:family="paragraph" style:parent-style-name="Standard">
      <style:paragraph-properties fo:line-height="0.635cm" fo:text-align="justify" style:justify-single-word="false"/>
      <style:text-properties style:font-name="Nimbus Roman No9 L1" fo:font-size="12pt" fo:language="es" fo:country="MX" style:text-underline-style="none" fo:font-weight="normal" style:font-name-asian="Arial1" style:font-size-asian="10.5pt" style:language-asian="ar" style:country-asian="SA" style:font-weight-asian="normal" style:font-name-complex="Arial1" style:font-size-complex="12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Nimbus Roman No9 L1" fo:font-size="12pt" fo:language="es" fo:country="MX" style:text-underline-style="none" fo:font-weight="bold" style:font-name-asian="Arial1" style:font-size-asian="10.5pt" style:language-asian="ar" style:country-asian="SA" style:font-weight-asian="bold" style:font-name-complex="Arial1" style:font-size-complex="12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4.445cm" style:auto-text-indent="false"/>
      <style:text-properties style:font-name="Nimbus Roman No9 L" fo:font-size="13pt" style:font-size-asian="13pt" style:font-name-complex="Nimbus Roman No9 L" style:font-size-complex="13pt"/>
    </style:style>
    <style:style style:name="P11" style:family="paragraph" style:parent-style-name="Header">
      <style:paragraph-properties fo:text-align="center" style:justify-single-word="false"/>
    </style:style>
    <style:style style:name="P12" style:family="paragraph" style:parent-style-name="Header">
      <style:paragraph-properties fo:text-align="center" style:justify-single-word="false"/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P13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P14" style:family="paragraph" style:parent-style-name="Footer">
      <style:paragraph-properties fo:margin-left="-1.251cm" fo:margin-right="0cm" fo:text-align="justify" style:justify-single-word="false" fo:text-indent="0cm" style:auto-text-indent="false"/>
    </style:style>
    <style:style style:name="P15" style:family="paragraph" style:parent-style-name="Normal_20__28_Web_29_" style:master-page-name="Standard">
      <style:paragraph-properties fo:margin-top="0cm" fo:margin-bottom="0cm" fo:line-height="150%" fo:text-align="center" style:justify-single-word="false" style:page-number="auto"/>
    </style:style>
    <style:style style:name="P16" style:family="paragraph" style:parent-style-name="Texto_20_sin_20_formato2">
      <style:paragraph-properties fo:text-align="center" style:justify-single-word="false"/>
      <style:text-properties style:font-name="Nimbus Roman No9 L" fo:language="es" fo:country="MX" style:font-name-complex="Nimbus Roman No9 L"/>
    </style:style>
    <style:style style:name="P17" style:family="paragraph" style:parent-style-name="Texto_20_sin_20_formato2">
      <style:paragraph-properties fo:margin-left="-1.251cm" fo:margin-right="0cm" fo:margin-top="0cm" fo:margin-bottom="0cm" fo:line-height="150%" fo:text-align="center" style:justify-single-word="false" fo:text-indent="0cm" style:auto-text-indent="false"/>
      <style:text-properties style:font-name="Nimbus Roman No9 L" fo:language="es" fo:country="MX" style:font-name-complex="Nimbus Roman No9 L"/>
    </style:style>
    <style:style style:name="T1" style:family="text">
      <style:text-properties fo:color="#000000" style:font-name="Nimbus Roman No9 L" style:text-underline-style="none" fo:font-weight="bold" style:font-name-asian="Nimbus Roman No9 L" style:font-weight-asian="bold" style:font-name-complex="Nimbus Roman No9 L" style:font-weight-complex="bold"/>
    </style:style>
    <style:style style:name="T2" style:family="text">
      <style:text-properties fo:color="#000000" style:font-name="Nimbus Roman No9 L" fo:font-size="11pt" style:font-name-asian="Nimbus Roman No9 L" style:font-size-asian="11pt" style:font-name-complex="Nimbus Roman No9 L" style:font-size-complex="11pt"/>
    </style:style>
    <style:style style:name="T3" style:family="text"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T4" style:family="text">
      <style:text-properties fo:color="#000000" style:font-name="Nimbus Roman No9 L" style:font-name-asian="Nimbus Roman No9 L" style:font-name-complex="Nimbus Roman No9 L"/>
    </style:style>
    <style:style style:name="T5" style:family="text">
      <style:text-properties fo:color="#000000" style:font-name="Nimbus Roman No9 L" style:font-name-asian="Arial" style:font-name-complex="Nimbus Roman No9 L"/>
    </style:style>
    <style:style style:name="T6" style:family="text">
      <style:text-properties fo:color="#000000" style:font-name="Nimbus Roman No9 L" fo:font-size="13pt" style:font-name-asian="Nimbus Roman No9 L" style:font-size-asian="13pt" style:font-name-complex="Nimbus Roman No9 L" style:font-size-complex="13pt"/>
    </style:style>
    <style:style style:name="T7" style:family="text">
      <style:text-properties fo:color="#000000" style:font-name="Nimbus Roman No9 L" fo:font-size="13pt" style:font-name-asian="Arial" style:font-size-asian="13pt" style:font-name-complex="Nimbus Roman No9 L" style:font-size-complex="13pt"/>
    </style:style>
    <style:style style:name="T8" style:family="text">
      <style:text-properties style:font-name="Nimbus Roman No9 L" fo:font-size="13pt" style:text-underline-style="none" fo:font-weight="bold" style:font-name-asian="Nimbus Roman No9 L" style:font-size-asian="13pt" style:font-weight-asian="bold" style:font-name-complex="Nimbus Roman No9 L" style:font-size-complex="13pt"/>
    </style:style>
    <style:style style:name="T9" style:family="text">
      <style:text-properties style:font-name="Nimbus Roman No9 L" fo:font-size="13pt" style:text-underline-style="none" fo:font-weight="bold" style:font-size-asian="13pt" style:font-weight-asian="bold" style:font-name-complex="Nimbus Roman No9 L" style:font-size-complex="13pt"/>
    </style:style>
    <style:style style:name="T10" style:family="text">
      <style:text-properties style:font-name="Nimbus Roman No9 L" fo:font-size="13pt" style:text-underline-style="solid" style:text-underline-width="auto" style:text-underline-color="font-color" fo:font-weight="bold" style:font-size-asian="13pt" style:font-weight-asian="bold" style:font-name-complex="Nimbus Roman No9 L" style:font-size-complex="13pt"/>
    </style:style>
    <style:style style:name="T11" style:family="text">
      <style:text-properties style:font-name="Nimbus Roman No9 L" fo:font-size="13pt" style:font-size-asian="13pt" style:font-name-complex="Nimbus Roman No9 L" style:font-size-complex="13pt"/>
    </style:style>
    <style:style style:name="T12" style:family="text">
      <style:text-properties style:font-name="Nimbus Roman No9 L" fo:font-size="13pt" fo:font-weight="bold" style:font-size-asian="13pt" style:font-weight-asian="bold" style:font-name-complex="Nimbus Roman No9 L" style:font-size-complex="13pt"/>
    </style:style>
    <style:style style:name="T13" style:family="text">
      <style:text-properties style:font-name="Nimbus Roman No9 L" fo:font-size="13pt" fo:font-weight="bold" style:font-size-asian="13pt" style:font-weight-asian="bold" style:font-name-complex="Nimbus Roman No9 L" style:font-size-complex="13pt" style:font-weight-complex="bold"/>
    </style:style>
    <style:style style:name="T14" style:family="text">
      <style:text-properties style:font-name="Nimbus Roman No9 L" fo:font-size="13pt" fo:font-style="italic" style:font-size-asian="13pt" style:font-style-asian="italic" style:font-name-complex="Nimbus Roman No9 L" style:font-size-complex="13pt"/>
    </style:style>
    <style:style style:name="T15" style:family="text">
      <style:text-properties style:font-name="Nimbus Roman No9 L" fo:font-size="13pt" fo:font-style="italic" style:font-size-asian="13pt" style:font-style-asian="italic" style:font-name-complex="Nimbus Roman No9 L" style:font-size-complex="13pt" style:font-style-complex="italic"/>
    </style:style>
    <style:style style:name="T16" style:family="text">
      <style:text-properties style:font-name="Nimbus Roman No9 L" fo:font-size="13pt" fo:font-style="italic" fo:font-weight="normal" style:font-size-asian="13pt" style:font-style-asian="italic" style:font-weight-asian="normal" style:font-name-complex="Nimbus Roman No9 L" style:font-size-complex="13pt" style:font-style-complex="italic" style:font-weight-complex="normal"/>
    </style:style>
    <style:style style:name="T17" style:family="text">
      <style:text-properties style:font-name="Nimbus Roman No9 L" fo:font-size="13pt" fo:font-weight="normal" style:font-size-asian="13pt" style:font-weight-asian="normal" style:font-name-complex="Nimbus Roman No9 L" style:font-size-complex="13pt" style:font-weight-complex="normal"/>
    </style:style>
    <style:style style:name="T18" style:family="text">
      <style:text-properties style:font-name="Nimbus Roman No9 L" fo:font-size="8pt" style:font-size-asian="8pt" style:font-name-complex="Nimbus Roman No9 L" style:font-size-complex="8pt"/>
    </style:style>
    <style:style style:name="T19" style:family="text">
      <style:text-properties style:font-name="Nimbus Roman No9 L" fo:language="es" fo:country="MX" style:font-name-complex="Nimbus Roman No9 L"/>
    </style:style>
    <style:style style:name="T20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/>
    </style:style>
    <style:style style:name="T21" style:family="text">
      <style:text-properties style:font-name="Nimbus Roman No9 L" fo:font-size="10pt" fo:font-weight="bold" style:font-size-asian="10pt" style:font-weight-asian="bold" style:font-name-complex="Nimbus Roman No9 L" style:font-size-complex="10pt"/>
    </style:style>
    <style:style style:name="T22" style:family="text"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T23" style:family="text">
      <style:text-properties style:font-name="Nimbus Roman No9 L" fo:language="en" fo:country="US" style:font-name-complex="Nimbus Roman No9 L"/>
    </style:style>
    <style:style style:name="T24" style:family="text">
      <style:text-properties fo:font-size="13pt" style:font-size-asian="13pt" style:font-size-complex="13pt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font-name="Arial" fo:font-size="7pt" style:font-size-asian="7pt" style:font-name-complex="Arial" style:font-size-complex="7pt"/>
    </style:style>
    <style:style style:name="T27" style:family="text">
      <style:text-properties style:font-name="Nimbus Roman No9 L1" fo:font-size="10pt" fo:language="es" fo:country="MX" style:text-underline-style="none" fo:font-weight="normal" style:font-name-asian="Arial1" style:font-size-asian="10pt" style:language-asian="ar" style:country-asian="SA" style:font-weight-asian="normal" style:font-name-complex="Arial1" style:font-size-complex="10pt" style:font-weight-complex="normal"/>
    </style:style>
    <style:style style:name="T28" style:family="text">
      <style:text-properties style:font-name="Nimbus Roman No9 L1" fo:font-size="10pt" fo:language="es" fo:country="MX" style:text-underline-style="none" fo:font-weight="bold" style:font-name-asian="Arial1" style:font-size-asian="10pt" style:language-asian="ar" style:country-asian="SA" style:font-weight-asian="bold" style:font-name-complex="Arial1" style:font-size-complex="10pt" style:font-weight-complex="bold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<text:s text:c="34"/></text:span><text:span text:style-name="T8"><text:s text:c="5"/></text:span></text:p>
      <text:p text:style-name="P1"><text:span text:style-name="T8"><text:s text:c="2"/></text:span><text:span text:style-name="T9">INFORME DE DECLARAR DESIERTO EL PROCEDIMIENTO</text:span></text:p>
      <text:p text:style-name="P2"/>
      <text:p text:style-name="P7"><text:span text:style-name="T11">Yo, </text:span><text:span text:style-name="T28">LCDO. FREDDY CUDJOE</text:span><text:span text:style-name="T11">, titular de la cédula de identidad N° </text:span><text:span text:style-name="T12">V-10870192, </text:span><text:span text:style-name="T11">venezolano, mayor de edad, actuando en mi carácter de </text:span><text:span text:style-name="T13">CONTRALOR PROVISIONAL DEL ESTADO SUCRE,</text:span><text:span text:style-name="T11"> designado mediante Resolución Nº 01-00-000130, de fecha 12-06-2012, emanada del Despacho de la Contralora General de la República (e), publicada en Gaceta Oficial de la República Bolivariana de Venezuela Nº 39.943, de fecha 13-06-2012. Actuando como máxima autoridad esta institución, una vez analizado, revisado y verificado el Informe de Recomendación <text:s/>de fecha XX de XX de XXXX elaborado por la Dirección de Administración de éste Órgano de Control Fiscal, en relación a <text:s/>tintas. Dando cumplimento a lo establecido en el A</text:span><text:span text:style-name="T15">rtículo 89 <text:s/>numeral 02 de la Ley de Contrataciones Públicas, publicada en la Gaceta Oficial de la República Bol</text:span><text:span text:style-name="T14">ivariana de Venezuela N° 39.503 de fecha 06-09-2010, </text:span><text:span text:style-name="T12">DECIDO DECLARAR DESIERTO EL PROCEDIMIENTO,</text:span><text:span text:style-name="T17"> así como también solicitó se mantenga las condiciones de los procesos declarados desiertos, de conformidad con lo establecido en el </text:span><text:span text:style-name="T16">Artículo 130 del Reglamento de la Ley de Contrataciones Públicas</text:span></text:p>
      <text:p text:style-name="P3"/>
      <text:p text:style-name="P8"><text:span text:style-name="T24">En Cumaná, a los </text:span><text:span text:style-name="Fuente_20_de_20_párrafo_20_predeter."><text:span text:style-name="T6"><text:s/>cuatro (04)</text:span></text:span><text:span text:style-name="Fuente_20_de_20_párrafo_20_predeter."><text:span text:style-name="T7"> días </text:span></text:span><text:span text:style-name="Fuente_20_de_20_párrafo_20_predeter."><text:span text:style-name="T6">del mes de</text:span></text:span><text:span text:style-name="Fuente_20_de_20_párrafo_20_predeter."><text:span text:style-name="T7"> Diciembre </text:span></text:span><text:span text:style-name="Fuente_20_de_20_párrafo_20_predeter."><text:span text:style-name="T6">de</text:span></text:span><text:span text:style-name="Fuente_20_de_20_párrafo_20_predeter."><text:span text:style-name="T7"> 2012</text:span></text:span></text:p>
      <text:p text:style-name="P4"/>
      <text:p text:style-name="P4"/>
      <text:p text:style-name="P4">Atentamente,</text:p>
      <text:p text:style-name="P10"/>
      <text:p text:style-name="P10"/>
      <text:p text:style-name="P9">LCDO. FREDDY CUDJOE</text:p>
      <text:p text:style-name="P5">CONTRALOR DEL ESTADO SUCRE (P) </text:p>
      <text:p text:style-name="P6">Designada según Resolución Nº. 01-00-130 de fecha 12-06-2012, </text:p>
      <text:p text:style-name="P6">Emanada del Despacho de la Contralora General de la República (e), <text:s/></text:p>
      <text:p text:style-name="P6">Publicada en la G. O. Nº. 39.943, <text:s/>de fecha 13-06-2012</text:p>
      <text:p text:style-name="P16"/>
      <text:p text:style-name="P16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Lohit Hindi" svg:font-family="'Lohit Hindi'" style:font-pitch="variable"/>
    <style:font-face style:name="WenQuanYi Micro Hei" svg:font-family="'WenQuanYi Micro Hei'" style:font-pitch="variable"/>
    <style:font-face style:name="Nimbus Roman No9 L1" svg:font-family="'Nimbus Roman No9 L'" style:font-family-generic="roman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="Arial" fo:language="es" fo:country="ES" style:font-name-complex="Arial" style:font-size-complex="10pt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sin_20_formato2" style:display-name="Texto sin formato2" style:family="paragraph" style:parent-style-name="Standard">
      <style:paragraph-properties fo:hyphenation-ladder-count="no-limit"/>
      <style:text-properties style:font-name="Courier New" fo:language="es" fo:country="ES" style:font-name-complex="Courier New" fo:hyphenate="false" fo:hyphenation-remain-char-count="2" fo:hyphenation-push-char-count="2"/>
    </style:style>
    <style:style style:name="Absatz-Standardschriftart" style:family="text"/>
    <style:style style:name="WW-Absatz-Standardschriftart" style:family="text"/>
    <style:style style:name="WW8Num1z0" style:family="text">
      <style:text-properties style:font-name="Symbol" style:font-name-complex="Symbol"/>
    </style:style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2z0" style:family="text">
      <style:text-properties style:font-name="Symbol" style:font-name-complex="Symbol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 style:font-name-complex="Wingdings"/>
    </style:style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Strong_20_Emphasis" style:display-name="Strong Emphasis" style:family="text" style:parent-style-name="Fuente_20_de_20_párrafo_20_predeter.">
      <style:text-properties fo:font-weight="bold" style:font-weight-asian="bold" style:font-weight-complex="bold"/>
    </style:style>
    <style:style style:name="Símbolos_20_de_20_numeración" style:display-name="Símbolos de numeración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center" style:justify-single-word="false"/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MP3" style:family="paragraph" style:parent-style-name="Header">
      <style:paragraph-properties fo:text-align="center" style:justify-single-word="false"/>
      <style:text-properties style:font-name="Nimbus Roman No9 L" fo:language="en" fo:country="US" style:font-name-complex="Nimbus Roman No9 L"/>
    </style:style>
    <style:style style:name="MP4" style:family="paragraph" style:parent-style-name="Footer">
      <style:paragraph-properties fo:margin-left="-1.251cm" fo:margin-right="0cm" fo:text-align="justify" style:justify-single-word="false" fo:text-indent="0cm" style:auto-text-indent="false"/>
    </style:style>
    <style:style style:name="MT1" style:family="text">
      <style:text-properties style:font-name="Nimbus Roman No9 L" fo:font-size="10pt" fo:font-weight="bold" style:font-name-asian="Nimbus Roman No9 L" style:font-size-asian="10pt" style:font-weight-asian="bold" style:font-name-complex="Nimbus Roman No9 L" style:font-size-complex="10pt"/>
    </style:style>
    <style:style style:name="MT2" style:family="text">
      <style:text-properties style:font-name="Nimbus Roman No9 L" fo:font-size="10pt" fo:font-weight="bold" style:font-size-asian="10pt" style:font-weight-asian="bold" style:font-name-complex="Nimbus Roman No9 L" style:font-size-complex="10pt"/>
    </style:style>
    <style:style style:name="MT3" style:family="text">
      <style:text-properties style:font-name="Nimbus Roman No9 L" fo:font-size="10pt" fo:font-weight="bold" style:font-name-asian="Arial" style:font-size-asian="10pt" style:font-weight-asian="bold" style:font-name-complex="Nimbus Roman No9 L" style:font-size-complex="10pt"/>
    </style:style>
    <style:style style:name="MT4" style:family="text">
      <style:text-properties style:font-name="Arial" fo:font-size="7pt" style:font-size-asian="7pt" style:font-name-complex="Arial" style:font-size-complex="7pt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826cm" fo:margin-bottom="2.925cm" fo:margin-left="3.704cm" fo:margin-right="2.718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64cm" fo:margin-bottom="1.665cm" style:dynamic-spacing="true"/>
      </style:header-style>
      <style:footer-style>
        <style:header-footer-properties fo:min-height="0.635cm" fo:margin-top="0.5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3.59cm" fo:margin-bottom="3.56cm" fo:margin-left="3.704cm" fo:margin-right="2.718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42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<text:s text:c="3"/></text:span><draw:frame draw:style-name="Mfr1" draw:name="gráficos1" text:anchor-type="char" svg:x="0.108cm" svg:y="-0.074cm" svg:width="2.298cm" svg:height="2.083cm" draw:z-index="0"><draw:image xlink:href="Pictures/10000000000002210000016F266231DA.jpg" xlink:type="simple" xlink:show="embed" xlink:actuate="onLoad"/></draw:frame><text:span text:style-name="MT2">REPÚBLICA</text:span><text:span text:style-name="MT3"> BOLIVARIANA DE VENEZUELA</text:span><draw:frame draw:style-name="Mfr2" draw:name="gráficos2" text:anchor-type="char" svg:x="12.259cm" svg:y="-0.153cm" svg:width="2.214cm" svg:height="2.15cm" draw:z-index="1"><draw:image xlink:href="Pictures/10000000000001B5000001CADA8A1581.jpg" xlink:type="simple" xlink:show="embed" xlink:actuate="onLoad"/></draw:frame></text:p>
        <text:p text:style-name="MP1"><text:span text:style-name="MT2">C</text:span><text:span text:style-name="MT3">ONTRALORÍA DEL ESTADO SUCRE </text:span></text:p>
        <text:p text:style-name="MP2">DESPACHO DEL CONTRALOR </text:p>
        <text:p text:style-name="MP3"/>
        <text:p text:style-name="MP3"><text:s/></text:p>
      </style:header>
      <style:footer>
        <text:p text:style-name="MP4"><text:span text:style-name="Page_20_Number"><text:span text:style-name="MT4">Dirección: Avenida Arismendi, Edificio Palacio Legislativo, Cumaná, Edo. Sucre Teléfonos: (0293) 4320708 <text:s text:c="5"/>4323658. Directo: Tele Fax 4323447 Correo Electrónico: despacho@cgesucre.gob.ve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Nº DC-2008-423</dc:title>
    <meta:initial-creator>agrillo</meta:initial-creator>
    <meta:creation-date>2011-03-09T20:19:00</meta:creation-date>
    <dc:creator>Direccion Tecnica</dc:creator>
    <dc:date>2012-12-04T09:44:08.17</dc:date>
    <meta:print-date>2012-08-23T11:56:00</meta:print-date>
    <meta:editing-cycles>5</meta:editing-cycles>
    <meta:editing-duration>PT574H31M01S</meta:editing-duration>
    <meta:generator>OpenOffice.org/3.2$Win32 OpenOffice.org_project/320m18$Build-9502</meta:generator>
    <meta:document-statistic meta:table-count="0" meta:image-count="2" meta:object-count="0" meta:page-count="1" meta:paragraph-count="15" meta:word-count="251" meta:character-count="1770"/>
  </office:meta>
</office:document-meta>
</file>